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41C000004E82E9A93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hatch" draw:fill-gradient-name="Gradient_20_2" draw:fill-hatch-name="Red_20_Crossed_20_0_20_Degrees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svg:stroke-color="#000000" draw:fill="hatch" draw:fill-gradient-name="Gradient_20_2" draw:fill-hatch-name="Red_20_Crossed_20_0_20_Degrees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1.255cm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gradient" draw:fill-gradient-name="Linear_20_yellow_2f_brown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gradient" draw:fill-gradient-name="Rectangular_20_red_2f_white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fill="gradient" draw:fill-gradient-name="Linear_20_blue_2f_white" draw:textarea-horizontal-align="justify" draw:textarea-vertical-align="middle" draw:auto-grow-height="false" draw:shadow="hidden"/>
    </style:style>
    <style:style style:name="gr13" style:family="graphic" style:parent-style-name="standard">
      <style:graphic-properties svg:stroke-width="0.051cm" draw:marker-start="Arrowheads_20_1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="Arrowheads_20_1" draw:marker-start-width="0.3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635cm"/>
    </style:style>
    <style:style style:name="gr16" style:family="graphic" style:parent-style-name="standard">
      <style:graphic-properties svg:stroke-width="0.051cm" svg:stroke-color="#800000" draw:marker-start="" draw:marker-start-width="0.3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ff"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73cm" svg:height="16.778cm" svg:x="7.447cm" svg:y="2.905cm">
          <draw:image xlink:href="Pictures/100000000000041C000004E82E9A93DE.png" xlink:type="simple" xlink:show="embed" xlink:actuate="onLoad">
            <text:p/>
          </draw:image>
        </draw:frame>
        <draw:custom-shape draw:style-name="gr2" draw:text-style-name="P1" draw:layer="layout" svg:width="5.895cm" svg:height="3.81cm" svg:x="10.525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03cm" svg:height="6.956cm" svg:x="10.345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06cm" svg:height="3.8cm" svg:x="18.379cm" svg:y="14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175cm" svg:height="4.445cm" svg:x="18.145cm" svg:y="7.6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88cm" svg:height="3.545cm" svg:x="7.35cm" svg:y="11.8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18cm" svg:height="1.267cm" svg:x="9.89cm" svg:y="17.2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43cm" svg:height="4.416cm" svg:x="7.447cm" svg:y="3.56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715cm" svg:height="1.505cm" svg:x="2.27cm" svg:y="13.065cm">
          <draw:text-box>
            <text:p><text:span text:style-name="T1">Parallel Peripheral </text:span></text:p>
            <text:p><text:span text:style-name="T1">Interface</text:span></text:p>
          </draw:text-box>
        </draw:frame>
        <draw:frame draw:style-name="gr4" draw:text-style-name="P2" draw:layer="layout" svg:width="4.445cm" svg:height="1.505cm" svg:x="2.27cm" svg:y="5.21cm">
          <draw:text-box>
            <text:p><text:span text:style-name="T1">DC/DC power supply</text:span></text:p>
          </draw:text-box>
        </draw:frame>
        <draw:frame draw:style-name="gr5" draw:text-style-name="P2" draw:layer="layout" svg:width="2.54cm" svg:height="0.878cm" svg:x="4.175cm" svg:y="17.902cm">
          <draw:text-box>
            <text:p><text:span text:style-name="T1">Reset</text:span></text:p>
          </draw:text-box>
        </draw:frame>
        <draw:frame draw:style-name="gr4" draw:text-style-name="P2" draw:layer="layout" svg:width="5.715cm" svg:height="1.505cm" svg:x="9.89cm" svg:y="18.78cm">
          <draw:text-box>
            <text:p><text:span text:style-name="T1">synchronous serial port</text:span></text:p>
          </draw:text-box>
        </draw:frame>
        <draw:frame draw:style-name="gr4" draw:text-style-name="P2" draw:layer="layout" svg:width="3.81cm" svg:height="1.505cm" svg:x="21.955cm" svg:y="16.005cm">
          <draw:text-box>
            <text:p><text:span text:style-name="T1">Serial port</text:span></text:p>
            <text:p><text:span text:style-name="T1">RS232</text:span></text:p>
          </draw:text-box>
        </draw:frame>
        <draw:frame draw:style-name="gr6" draw:text-style-name="P2" draw:layer="layout" svg:width="3.81cm" svg:height="1.505cm" svg:x="21.955cm" svg:y="9.255cm">
          <draw:text-box>
            <text:p><text:span text:style-name="T1">Linear Regulator</text:span></text:p>
          </draw:text-box>
        </draw:frame>
        <draw:frame draw:style-name="gr4" draw:text-style-name="P2" draw:layer="layout" svg:width="3.81cm" svg:height="1.27cm" svg:x="11.795cm" svg:y="2.27cm">
          <draw:text-box>
            <text:p><text:span text:style-name="T1">NAND flash</text:span></text:p>
          </draw:text-box>
        </draw:frame>
        <draw:frame draw:style-name="gr7" draw:text-style-name="P2" draw:layer="layout" svg:width="4.445cm" svg:height="1.905cm" svg:x="2.555cm" svg:y="8.62cm">
          <draw:text-box>
            <text:p><text:span text:style-name="T1">BF532</text:span></text:p>
            <text:p><text:span text:style-name="T1">400MHz DSP</text:span></text:p>
          </draw:text-box>
        </draw:frame>
        <draw:line draw:style-name="gr8" draw:text-style-name="P1" draw:layer="layout" svg:x1="5.445cm" svg:y1="6.08cm" svg:x2="7.985cm" svg:y2="6.08cm">
          <text:p/>
        </draw:line>
        <draw:line draw:style-name="gr9" draw:text-style-name="P1" draw:layer="layout" svg:x1="5.445cm" svg:y1="8.62cm" svg:x2="11.795cm" svg:y2="8.62cm">
          <text:p/>
        </draw:line>
        <draw:line draw:style-name="gr9" draw:text-style-name="P1" draw:layer="layout" svg:x1="5.445cm" svg:y1="14.335cm" svg:x2="7.985cm" svg:y2="14.335cm">
          <text:p/>
        </draw:line>
        <draw:line draw:style-name="gr9" draw:text-style-name="P1" draw:layer="layout" svg:x1="5.445cm" svg:y1="18.78cm" svg:x2="7.985cm" svg:y2="18.78cm">
          <text:p/>
        </draw:line>
        <draw:line draw:style-name="gr9" draw:text-style-name="P1" draw:layer="layout" svg:x1="14.335cm" svg:y1="20.05cm" svg:x2="15.605cm" svg:y2="20.05cm">
          <text:p/>
        </draw:line>
        <draw:line draw:style-name="gr9" draw:text-style-name="P1" draw:layer="layout" svg:x1="15.605cm" svg:y1="18.78cm" svg:x2="15.605cm" svg:y2="20.05cm">
          <text:p/>
        </draw:line>
        <draw:line draw:style-name="gr9" draw:text-style-name="P1" draw:layer="layout" svg:x1="21.955cm" svg:y1="16.875cm" svg:x2="19.415cm" svg:y2="16.875cm">
          <text:p/>
        </draw:line>
        <draw:line draw:style-name="gr9" draw:text-style-name="P1" draw:layer="layout" svg:x1="21.955cm" svg:y1="9.89cm" svg:x2="20.05cm" svg:y2="9.89cm">
          <text:p/>
        </draw:line>
        <draw:line draw:style-name="gr9" draw:text-style-name="P1" draw:layer="layout" svg:x1="13.065cm" svg:y1="2.905cm" svg:x2="13.065cm" svg:y2="4.175cm">
          <text:p/>
        </draw:line>
      </draw:page>
      <draw:page draw:name="page2" draw:style-name="dp1" draw:master-page-name="Default">
        <draw:custom-shape draw:style-name="gr10" draw:text-style-name="P3" draw:id="id1" draw:layer="layout" svg:width="5.715cm" svg:height="5.08cm" svg:x="11.16cm" svg:y="6.08cm">
          <draw:glue-point draw:id="4" svg:x="-4.999cm" svg:y="-3.75cm"/>
          <draw:glue-point draw:id="5" svg:x="-4.999cm" svg:y="-2.5cm"/>
          <draw:glue-point draw:id="6" svg:x="-4.999cm" svg:y="-1.25cm"/>
          <draw:glue-point draw:id="7" svg:x="-4.999cm" svg:y="1.25cm"/>
          <draw:glue-point draw:id="8" svg:x="-4.999cm" svg:y="2.5cm"/>
          <draw:glue-point draw:id="9" svg:x="-4.999cm" svg:y="3.75cm"/>
          <draw:glue-point draw:id="10" svg:x="5cm" svg:y="-2.5cm"/>
          <draw:glue-point draw:id="11" svg:x="5cm" svg:y="2.5cm"/>
          <text:p text:style-name="P1"><text:span text:style-name="T2">DSP</text:span></text:p>
          <text:p text:style-name="P1"><text:span text:style-name="T2">BF532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id="id2" draw:layer="layout" svg:width="4.445cm" svg:height="2.54cm" svg:x="3.54cm" svg:y="7.215cm">
          <draw:glue-point draw:id="4" svg:x="5.001cm" svg:y="-2.5cm"/>
          <draw:glue-point draw:id="5" svg:x="5.001cm" svg:y="2.5cm"/>
          <text:p text:style-name="P1"><text:span text:style-name="T1">32MB</text:span></text:p>
          <text:p text:style-name="P1"><text:span text:style-name="T1">SDRAM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id="id3" draw:layer="layout" svg:width="4.445cm" svg:height="2.54cm" svg:x="3.54cm" svg:y="4.675cm">
          <draw:glue-point draw:id="4" svg:x="5.001cm" svg:y="-2.5cm"/>
          <draw:glue-point draw:id="5" svg:x="5.001cm" svg:y="2.5cm"/>
          <text:p text:style-name="P1"><text:span text:style-name="T1">512MB</text:span></text:p>
          <text:p text:style-name="P1"><text:span text:style-name="T1">NAND</text:span></text:p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id="id4" draw:layer="layout" svg:width="4.445cm" svg:height="2.54cm" svg:x="3.54cm" svg:y="11.16cm">
          <text:p text:style-name="P1"><text:span text:style-name="T1">4MB</text:span></text:p>
          <text:p text:style-name="P1"><text:span text:style-name="T1">SPI</text:span></text:p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id="id5" draw:layer="layout" svg:width="4.445cm" svg:height="2.54cm" svg:x="11.795cm" svg:y="13.065cm">
          <text:p text:style-name="P1"><text:span text:style-name="T1">Image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id="id6" draw:layer="layout" svg:width="4.445cm" svg:height="2.54cm" svg:x="18.745cm" svg:y="6.08cm">
          <text:p><text:span text:style-name="T1">synchronous </text:span></text:p>
          <text:p><text:span text:style-name="T1">Serial 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id="id7" draw:layer="layout" svg:width="4.445cm" svg:height="2.54cm" svg:x="18.745cm" svg:y="8.62cm">
          <text:p text:style-name="P1"><text:span text:style-name="T1">Serial port</text:span></text:p>
          <text:p text:style-name="P1"><text:span text:style-name="T1">RS232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634cm" svg:x1="11.161cm" svg:y1="6.715cm" svg:x2="7.984cm" svg:y2="7.85cm" draw:start-shape="id1" draw:start-glue-point="4" draw:end-shape="id2" draw:end-glue-point="4" svg:d="m11161 6715h-2223v1135h-954">
          <text:p/>
        </draw:connector>
        <draw:connector draw:style-name="gr14" draw:text-style-name="P1" draw:layer="layout" draw:line-skew="-0.634cm" svg:x1="11.161cm" svg:y1="6.715cm" svg:x2="7.984cm" svg:y2="5.31cm" draw:start-shape="id1" draw:start-glue-point="4" draw:end-shape="id3" draw:end-glue-point="4" svg:d="m11161 6715h-2223v-1405h-954">
          <text:p/>
        </draw:connector>
        <draw:frame draw:style-name="gr15" draw:text-style-name="P5" draw:layer="layout" svg:width="1.905cm" svg:height="0.885cm" svg:x="9.256cm" svg:y="5.83cm">
          <draw:text-box>
            <text:p><text:span text:style-name="T3">Data</text:span></text:p>
          </draw:text-box>
        </draw:frame>
        <draw:connector draw:style-name="gr16" draw:text-style-name="P1" draw:layer="layout" draw:line-skew="-0.317cm" svg:x1="11.161cm" svg:y1="7.985cm" svg:x2="7.984cm" svg:y2="9.12cm" draw:start-shape="id1" draw:start-glue-point="6" draw:end-shape="id2" draw:end-glue-point="5" svg:d="m11161 7985h-1906v1135h-1271">
          <text:p/>
        </draw:connector>
        <draw:connector draw:style-name="gr17" draw:text-style-name="P1" draw:layer="layout" svg:x1="11.161cm" svg:y1="9.89cm" svg:x2="7.985cm" svg:y2="12.43cm" draw:start-shape="id1" draw:start-glue-point="8" draw:end-shape="id4" draw:end-glue-point="1" svg:d="m11161 9890h-1589v2540h-1587">
          <text:p/>
        </draw:connector>
        <draw:frame draw:style-name="gr15" draw:text-style-name="P5" draw:layer="layout" svg:width="1.905cm" svg:height="0.885cm" svg:x="9.255cm" svg:y="7.1cm">
          <draw:text-box>
            <text:p><text:span text:style-name="T3">Addr</text:span></text:p>
          </draw:text-box>
        </draw:frame>
        <draw:frame draw:style-name="gr15" draw:text-style-name="P5" draw:layer="layout" svg:width="1.905cm" svg:height="0.885cm" svg:x="9.255cm" svg:y="9.005cm">
          <draw:text-box>
            <text:p><text:span text:style-name="T3">SPI</text:span></text:p>
          </draw:text-box>
        </draw:frame>
        <draw:connector draw:style-name="gr18" draw:text-style-name="P1" draw:layer="layout" svg:x1="14.017cm" svg:y1="11.16cm" svg:x2="14.017cm" svg:y2="13.065cm" draw:start-shape="id1" draw:start-glue-point="2" draw:end-shape="id5" draw:end-glue-point="0" svg:d="m14017 11160v1905">
          <text:p/>
        </draw:connector>
        <draw:frame draw:style-name="gr15" draw:text-style-name="P5" draw:layer="layout" svg:width="1.905cm" svg:height="0.885cm" svg:x="14.335cm" svg:y="11.795cm">
          <draw:text-box>
            <text:p><text:span text:style-name="T3">PPI</text:span></text:p>
          </draw:text-box>
        </draw:frame>
        <draw:connector draw:style-name="gr14" draw:text-style-name="P1" draw:layer="layout" svg:x1="18.745cm" svg:y1="7.35cm" svg:x2="16.874cm" svg:y2="7.35cm" draw:start-shape="id6" draw:start-glue-point="3" draw:end-shape="id1" draw:end-glue-point="10" svg:d="m18745 7350h-1871">
          <text:p/>
        </draw:connector>
        <draw:connector draw:style-name="gr19" draw:text-style-name="P1" draw:layer="layout" svg:x1="18.745cm" svg:y1="9.89cm" svg:x2="16.874cm" svg:y2="9.89cm" draw:start-shape="id7" draw:start-glue-point="3" draw:end-shape="id1" draw:end-glue-point="11" svg:d="m18745 9890h-18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60%" fo:padding-top="0.125cm" fo:padding-bottom="0.125cm" fo:padding-left="0.25cm" fo:padding-right="0.25cm" draw:shadow="hidden" draw:shadow-offset-x="0.3cm" draw:shadow-offset-y="0.3cm" draw:shadow-color="#808080" draw:shadow-opacity="6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1-24T14:15:48</meta:creation-date>
    <dc:date>2011-01-25T15:31:01</dc:date>
    <dc:creator>Carlos Camargo</dc:creator>
    <meta:editing-duration>PT05H57M45S</meta:editing-duration>
    <meta:editing-cycles>14</meta:editing-cycles>
    <meta:generator>OpenOffice.org/3.2$Linux OpenOffice.org_project/320m12$Build-9483</meta:generator>
    <meta:document-statistic meta:object-count="43"/>
  </office:meta>
</office:document-meta>
</file>